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0bdc4f" officeooo:paragraph-rsid="00124173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nombres</text:p>
      <text:p text:style-name="P2"/>
      <text:p text:style-name="Text_20_body">Les nom<text:span text:style-name="T1">bres : {#each no</text:span>mbres as n}{n} {/each} 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5-08T15:10:40.528179559</dc:date>
    <meta:editing-duration>PT34M11S</meta:editing-duration>
    <meta:editing-cycles>13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12" meta:character-count="64" meta:non-whitespace-character-count="54"/>
  </office:meta>
</office:document-meta>
</file>